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7.355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87cm" fo:min-width="2.041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24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7.751cm" fo:min-width="18.04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.651cm" svg:x="1.508cm" svg:y="2.27cm">
          <text:p text:style-name="P1">ОП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1.648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4.685cm" svg:y="4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397cm" svg:x="1.648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3.017cm" svg:height="0.886cm" svg:x="1.607cm" svg:y="9.255cm">
          <draw:text-box>
            <text:p>A, B. ME</text:p>
          </draw:text-box>
        </draw:frame>
        <draw:line draw:style-name="gr5" draw:text-style-name="P3" draw:layer="layout" svg:x1="2.918cm" svg:y1="3.921cm" svg:x2="2.918cm" svg:y2="4.937cm">
          <text:p/>
        </draw:line>
        <draw:line draw:style-name="gr5" draw:text-style-name="P3" draw:layer="layout" svg:x1="2.918cm" svg:y1="6.588cm" svg:x2="2.918cm" svg:y2="7.604cm">
          <text:p/>
        </draw:line>
        <draw:line draw:style-name="gr5" draw:text-style-name="P3" draw:layer="layout" svg:x1="5.955cm" svg:y1="3.921cm" svg:x2="5.955cm" svg:y2="4.937cm">
          <text:p/>
        </draw:line>
        <draw:custom-shape draw:style-name="gr2" draw:text-style-name="P2" draw:layer="layout" svg:width="2.54cm" svg:height="1.651cm" svg:x="7.763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10.763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4" draw:layer="layout" svg:width="2.818cm" svg:height="0.886cm" svg:x="10.698cm" svg:y="9.258cm">
          <draw:text-box>
            <text:p>MO, Z</text:p>
          </draw:text-box>
        </draw:frame>
        <draw:line draw:style-name="gr5" draw:text-style-name="P3" draw:layer="layout" svg:x1="9.033cm" svg:y1="3.921cm" svg:x2="9.033cm" svg:y2="4.937cm">
          <text:p/>
        </draw:line>
        <draw:line draw:style-name="gr5" draw:text-style-name="P3" draw:layer="layout" svg:x1="12.033cm" svg:y1="6.588cm" svg:x2="12.033cm" svg:y2="7.604cm">
          <text:p/>
        </draw:line>
        <draw:custom-shape draw:style-name="gr2" draw:text-style-name="P2" draw:layer="layout" svg:width="2.54cm" svg:height="1.651cm" svg:x="10.827cm" svg:y="4.93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16.927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4" draw:layer="layout" svg:width="3.012cm" svg:height="0.886cm" svg:x="16.784cm" svg:y="9.258cm">
          <draw:text-box>
            <text:p>MX, E, S</text:p>
          </draw:text-box>
        </draw:frame>
        <draw:line draw:style-name="gr5" draw:text-style-name="P3" draw:layer="layout" svg:x1="12.097cm" svg:y1="3.921cm" svg:x2="12.097cm" svg:y2="4.937cm">
          <text:p/>
        </draw:line>
        <draw:line draw:style-name="gr5" draw:text-style-name="P3" draw:layer="layout" svg:x1="18.197cm" svg:y1="6.588cm" svg:x2="18.197cm" svg:y2="7.604cm">
          <text:p/>
        </draw:line>
        <draw:custom-shape draw:style-name="gr2" draw:text-style-name="P2" draw:layer="layout" svg:width="2.54cm" svg:height="1.651cm" svg:x="16.885cm" svg:y="4.937cm">
          <text:p text:style-name="P1">6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155cm" svg:y1="3.921cm" svg:x2="18.155cm" svg:y2="4.937cm">
          <text:p/>
        </draw:line>
        <draw:custom-shape draw:style-name="gr2" draw:text-style-name="P2" draw:layer="layout" svg:width="2.54cm" svg:height="1.651cm" svg:x="13.885cm" svg:y="4.937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155cm" svg:y1="3.921cm" svg:x2="15.155cm" svg:y2="4.937cm">
          <text:p/>
        </draw:line>
        <draw:custom-shape draw:style-name="gr9" draw:text-style-name="P3" draw:layer="layout" svg:width="18.542cm" svg:height="8.001cm" svg:x="1.254cm" svg:y="2.0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02T17:16:55.965686728</dc:date>
    <meta:editing-duration>PT3H15M45S</meta:editing-duration>
    <meta:editing-cycles>6</meta:editing-cycles>
    <meta:generator>LibreOffice/5.4.6.2$Linux_X86_64 LibreOffice_project/40m0$Build-2</meta:generator>
    <meta:document-statistic meta:object-count="23"/>
  </office:meta>
</office:document-meta>
</file>